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07b7ac" style:font-size-asian="15.75pt" style:font-size-complex="18pt"/>
    </style:style>
    <style:style style:name="P2" style:family="paragraph" style:parent-style-name="Standard">
      <style:text-properties fo:font-size="18pt" style:text-underline-style="none" fo:font-weight="bold" officeooo:paragraph-rsid="0007b7ac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none" fo:font-weight="bold" officeooo:paragraph-rsid="000826da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07b7ac" officeooo:paragraph-rsid="0007b7ac" style:font-size-asian="15.75pt" style:font-size-complex="18pt"/>
    </style:style>
    <style:style style:name="P5" style:family="paragraph" style:parent-style-name="Standard">
      <style:text-properties fo:font-size="18pt" officeooo:rsid="000826da" officeooo:paragraph-rsid="000826da" style:font-size-asian="15.75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07b7ac" officeooo:paragraph-rsid="0007b7ac" style:font-size-asian="15.75pt" style:font-size-complex="18pt"/>
    </style:style>
    <style:style style:name="P7" style:family="paragraph" style:parent-style-name="Standard">
      <style:text-properties fo:font-size="18pt" style:text-underline-style="none" fo:font-weight="normal" officeooo:rsid="0007b7ac" officeooo:paragraph-rsid="000826da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07b7ac" officeooo:paragraph-rsid="0007b7ac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0826da" officeooo:paragraph-rsid="000826da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bold" officeooo:rsid="0007b7ac" officeooo:paragraph-rsid="0007b7ac" style:font-size-asian="15.75pt" style:font-weight-asian="bold" style:font-size-complex="18pt" style:font-weight-complex="bold"/>
    </style:style>
    <style:style style:name="T1" style:family="text">
      <style:text-properties officeooo:rsid="0007b7ac"/>
    </style:style>
    <style:style style:name="T2" style:family="text">
      <style:text-properties fo:font-weight="normal" officeooo:rsid="0007b7ac" style:font-weight-asian="normal" style:font-weight-complex="normal"/>
    </style:style>
    <style:style style:name="T3" style:family="text">
      <style:text-properties fo:font-weight="normal" officeooo:rsid="000826da" style:font-weight-asian="normal" style:font-weight-complex="normal"/>
    </style:style>
    <style:style style:name="T4" style:family="text">
      <style:text-properties fo:font-weight="normal" officeooo:rsid="0008dfaf" style:font-weight-asian="normal" style:font-weight-complex="normal"/>
    </style:style>
    <style:style style:name="T5" style:family="text">
      <style:text-properties officeooo:rsid="000826da"/>
    </style:style>
    <style:style style:name="T6" style:family="text">
      <style:text-properties officeooo:rsid="000a0e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uebas de integración</text:p>
      <text:p text:style-name="P4"/>
      <text:p text:style-name="P6">Objetivo:</text:p>
      <text:p text:style-name="P4">Comprobar la compatibilidad de los módulos que componen el programa.</text:p>
      <text:p text:style-name="P4"/>
      <text:p text:style-name="P6">Caso del proyecto:</text:p>
      <text:p text:style-name="P4">El programa se compone de dos módulos <text:span text:style-name="T6">fundamenta</text:span>l<text:span text:style-name="T6">mente</text:span>, el módulo principal, embebido en un esqueleto generado automáticamente por el constructor de la interfaz gráfica, y un módulo auxiliar para realizar las pruebas que simula el comportamiento del sistema de comunicación con los taxis.</text:p>
      <text:p text:style-name="P4">A efectos prácticos, este módulo de prueba representa el sistema al que se acoplará el módulo principal, y con estas pruebas se tratará de asegurar la futura compatibilidad.</text:p>
      <text:p text:style-name="P4"/>
      <text:p text:style-name="P6">Pruebas:</text:p>
      <text:p text:style-name="P4">desde el módulo principal:</text:p>
      <text:p text:style-name="P5"><text:tab/>-0: Se arranca el módulo de simulación con un número <text:tab/><text:tab/>arbitrario de taxis</text:p>
      <text:p text:style-name="P4"><text:tab/>-1: Obtención de la lista de taxis.</text:p>
      <text:p text:style-name="P4"><text:tab/>-2: Obtención de la lista de direcciones</text:p>
      <text:p text:style-name="P4"><text:tab/>-3: Obtención de los datos de un taxi</text:p>
      <text:p text:style-name="P4"><text:tab/>-4: Ocupar un taxi</text:p>
      <text:p text:style-name="P4"><text:tab/>-5: Situación de error al ocupar un taxi</text:p>
      <text:p text:style-name="P1"><text:span text:style-name="T1"><text:tab/>-6: Compatibilidad con los datos de </text:span><text:span text:style-name="T5">Direccion</text:span></text:p>
      <text:p text:style-name="P1"><text:span text:style-name="T1"><text:tab/>-7: compatibilidad con los datos de </text:span><text:span text:style-name="T5">Taxi</text:span></text:p>
      <text:p text:style-name="P4"/>
      <text:p text:style-name="P4"/>
      <text:p text:style-name="P6">Desarrollo de las pruebas:</text:p>
      <text:p text:style-name="P6"/>
      <text:p text:style-name="P3"><text:span text:style-name="T1">Prueba </text:span><text:span text:style-name="T5">0</text:span><text:span text:style-name="T1">:</text:span></text:p>
      <text:p text:style-name="P3"><text:span text:style-name="T2">Se </text:span><text:span text:style-name="T3">lanza la simulación con las cantidades de taxis 0, 1, 2, 5, 30, 100 y 1000. </text:span><text:span text:style-name="T4">Se prueban los controles que provocan interacción con la lista de taxis o con un taxi en particular.</text:span></text:p>
      <text:p text:style-name="P3"><text:soft-page-break/><text:span text:style-name="T2">-Se realiza la prueba </text:span><text:span text:style-name="T3">con cada valor</text:span><text:span text:style-name="T2">. </text:span><text:span text:style-name="T3">Todas se completan</text:span><text:span text:style-name="T2"> sin fallos.</text:span></text:p>
      <text:p text:style-name="P7"/>
      <text:p text:style-name="P10">Prueba 1:</text:p>
      <text:p text:style-name="P8">Se solicita de forma aislada la lista de taxis y se recorre.</text:p>
      <text:p text:style-name="P8">-Fallo: la lista de taxis no es accesible debido a su nivel de protección.</text:p>
      <text:p text:style-name="P8">-Corrección: se cambia a público el nivel de acceso de la lista de taxis. Se realiza al mismo tiempo dicho cambio para la lista de direcciones, donde se observa el mismo error.</text:p>
      <text:p text:style-name="P8">-Se realiza la prueba de nuevo. Se completa sin más fallos.</text:p>
      <text:p text:style-name="P8"/>
      <text:p text:style-name="P10">Prueba 2:</text:p>
      <text:p text:style-name="P8">Se solicita de forma aislada la lista de direcciones y se recorre.</text:p>
      <text:p text:style-name="P8">-Se realiza la prueba. Se completa sin fallos.</text:p>
      <text:p text:style-name="P8"/>
      <text:p text:style-name="P10">Prueba 3:</text:p>
      <text:p text:style-name="P8">Se solicitan los atributos de un taxi existente y se utilizan para completar los datos de un taxi.</text:p>
      <text:p text:style-name="P8">-Se realiza la prueba. Se completa sin fallos.</text:p>
      <text:p text:style-name="P8"/>
      <text:p text:style-name="P10">Prueba 4:</text:p>
      <text:p text:style-name="P2"><text:span text:style-name="T2">Se intenta ocupar un taxi libre, dándole una dirección de destino. </text:span><text:span text:style-name="T3">Se comprueba si el taxi actualiza su estado a ocupado y se dirige a la dirección correcta.</text:span></text:p>
      <text:p text:style-name="P7">-Se realiza la prueba. Se completa sin fallos.</text:p>
      <text:p text:style-name="P7"/>
      <text:p text:style-name="P3"><text:span text:style-name="T1">Prueba </text:span><text:span text:style-name="T5">5</text:span><text:span text:style-name="T1">:</text:span></text:p>
      <text:p text:style-name="P9">El simulador provoca una situación de error en la comunicación, lo que se traduce en un valor devuelto mayor que 0 por el método de ocupar un taxi. Se comprueba que es así y que el estado del taxi sea correcto después del error. Nota: al ser una situación aleatoria, se realiza múltiples veces hasta que ocurre.</text:p>
      <text:p text:style-name="P9">-Fallo: el método devuelve el valor de error, pero cambia su estado a ocupado.</text:p>
      <text:p text:style-name="P3"><text:span text:style-name="T3">-Corrección: existe un fallo en el método ocupar del módulo de </text:span><text:soft-page-break/><text:span text:style-name="T3">simulación. Se provoca un retorno de función en el caso de error provocado antes de realizar el cambio de estado para corregir este error.</text:span></text:p>
      <text:p text:style-name="P7">-Se realiza la prueba. Se completa sin fallos.</text:p>
      <text:p text:style-name="P7"/>
      <text:p text:style-name="P3"><text:span text:style-name="T1">Prueba </text:span><text:span text:style-name="T5">6</text:span><text:span text:style-name="T1">:</text:span></text:p>
      <text:p text:style-name="P3"><text:span text:style-name="T2">Se solicita</text:span><text:span text:style-name="T3">n la clase y los atributos de Direccion y se comprueban uno a uno sus tipos y se utilizan en el módulo principal para comprobar su compatibilidad.</text:span></text:p>
      <text:p text:style-name="P9">-Fallo: el programa falla al intentar utilizar la propia clase de dirección como cadena de caracteres.</text:p>
      <text:p text:style-name="P9">-Corrección: se añade un método de sobrecarga toString() a la clase para poder utilizar dicho objeto como una cadena de caracteres.</text:p>
      <text:p text:style-name="P3"><text:span text:style-name="T2">-Se realiza </text:span><text:span text:style-name="T3">de nuevo </text:span><text:span text:style-name="T2">la prueba. Se completa sin </text:span><text:span text:style-name="T3">más </text:span><text:span text:style-name="T2">fallos.</text:span></text:p>
      <text:p text:style-name="P7"/>
      <text:p text:style-name="P3"><text:span text:style-name="T1">Prueba </text:span><text:span text:style-name="T5">7</text:span><text:span text:style-name="T1">:</text:span></text:p>
      <text:p text:style-name="P3"><text:span text:style-name="T2">Se solicita</text:span><text:span text:style-name="T3">n la clase y los atributos de Taxi y se comprueban uno a uno sus tipos y se utilizan en el módulo principal para comprobar su compatibilidad.</text:span></text:p>
      <text:p text:style-name="P7">-Se realiza la prueba. Se completa sin fal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18:43:27.61</meta:creation-date>
    <dc:date>2013-05-09T22:16:34.20</dc:date>
    <meta:editing-duration>PT3M45S</meta:editing-duration>
    <meta:editing-cycles>2</meta:editing-cycles>
    <meta:generator>LibreOffice/4.0.1.2$Windows_x86 LibreOffice_project/84102822e3d61eb989ddd325abf1ac077904985</meta:generator>
    <meta:document-statistic meta:table-count="0" meta:image-count="0" meta:object-count="0" meta:page-count="3" meta:paragraph-count="47" meta:word-count="598" meta:character-count="3405" meta:non-whitespace-character-count="2844"/>
  </office:meta>
</office:document-meta>
</file>